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8.518cm" fo:margin-top="0cm" fo:margin-bottom="0cm" table:align="right" style:writing-mode="lr-tb"/>
    </style:style>
    <style:style style:name="Tableau1.A" style:family="table-column">
      <style:table-column-properties style:column-width="8.518cm"/>
    </style:style>
    <style:style style:name="Tableau1.1" style:family="table-row">
      <style:table-row-properties style:min-row-height="2.653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Georgia" fo:font-size="12pt" fo:font-weight="bold" style:font-size-asian="12pt" style:font-weight-asian="bold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Georgia"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Georgia" officeooo:paragraph-rsid="0016ea5b" style:font-name-complex="Times New Roman1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font-name="Times New Roman" style:font-name-complex="Times New Roman1"/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officeooo:paragraph-rsid="00153594" style:font-name-complex="Times New Roman1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style:font-name="Times New Roman" style:font-name-complex="Times New Roman1"/>
    </style:style>
    <style:style style:name="P8" style:family="paragraph" style:parent-style-name="Standard">
      <loext:graphic-properties draw:fill="solid" draw:fill-color="#ffffff"/>
      <style:paragraph-properties fo:margin-top="0cm" fo:margin-bottom="0cm" style:contextual-spacing="false" fo:line-height="100%" fo:background-color="#ffffff"/>
      <style:text-properties style:font-name="Times New Roman" officeooo:rsid="0016ea5b" officeooo:paragraph-rsid="0016ea5b" style:font-name-complex="Times New Roman1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style:font-size-asian="12pt" style:font-weight-asian="bold" style:font-name-complex="Times New Roman1"/>
    </style:style>
    <style:style style:name="P10" style:family="paragraph" style:parent-style-name="Standard">
      <loext:graphic-properties draw:fill="solid" draw:fill-color="#ffffff"/>
      <style:paragraph-properties fo:margin-top="0cm" fo:margin-bottom="0cm" style:contextual-spacing="false" fo:line-height="150%" fo:background-color="#ffffff"/>
      <style:text-properties fo:color="#365f91" loext:opacity="100%" style:font-name="Georgia" fo:font-size="12pt" fo:font-weight="bold" officeooo:paragraph-rsid="00153594" style:font-size-asian="12pt" style:font-weight-asian="bold" style:font-name-complex="Times New Roman1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color="#365f91" loext:opacity="100%" style:font-name="Georgia" fo:font-size="12pt" fo:font-weight="bold" officeooo:rsid="001b54b2" officeooo:paragraph-rsid="001b54b2" style:font-size-asian="12pt" style:font-weight-asian="bold" style:font-name-complex="Times New Roman1"/>
    </style:style>
    <style:style style:name="P12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style:font-size-asian="15pt" style:font-weight-asian="bold" style:font-name-complex="Times New Roman1" style:font-size-complex="15pt"/>
    </style:style>
    <style:style style:name="P13" style:family="paragraph" style:parent-style-name="Standard">
      <style:paragraph-properties fo:margin-top="0cm" fo:margin-bottom="0cm" style:contextual-spacing="false"/>
      <style:text-properties fo:color="#365f91" loext:opacity="100%" style:font-name="Georgia" fo:font-size="15pt" fo:language="en" fo:country="GB" fo:font-weight="bold" officeooo:rsid="001d78fe" officeooo:paragraph-rsid="001d78fe" style:font-size-asian="15pt" style:font-weight-asian="bold" style:font-name-complex="Times New Roman1" style:font-size-complex="15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365f91" loext:opacity="100%" style:font-name="Times New Roman" fo:font-size="12pt" fo:font-weight="bold" officeooo:paragraph-rsid="00153594" style:font-size-asian="12pt" style:font-weight-asian="bold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weight="bold" officeooo:rsid="00153594" style:font-size-asian="12pt" style:font-weight-asian="bold" style:font-name-complex="Times New Roman1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/>
      <style:text-properties fo:color="#1f497d" loext:opacity="100%" style:font-name="Georgia" fo:font-size="12pt" fo:font-style="italic" fo:font-weight="bold" officeooo:rsid="001b54b2" officeooo:paragraph-rsid="001b54b2" style:font-size-asian="12pt" style:font-style-asian="italic" style:font-weight-asian="bold" style:font-name-complex="Times New Roman1"/>
    </style:style>
    <style:style style:name="P17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P18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paragraph-rsid="00153594"/>
    </style:style>
    <style:style style:name="P19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paragraph-rsid="00153594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a4c15" officeooo:paragraph-rsid="001a4c15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officeooo:rsid="001b54b2" officeooo:paragraph-rsid="001b54b2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style:font-name="Times New Roman" fo:font-weight="bold" style:font-weight-asian="bold" style:font-name-complex="Times New Roman1"/>
    </style:style>
    <style:style style:name="P23" style:family="paragraph" style:parent-style-name="Standard">
      <style:paragraph-properties fo:margin-top="0cm" fo:margin-bottom="0cm" style:contextual-spacing="false" fo:line-height="100%" fo:padding-left="0.141cm" fo:padding-right="0cm" fo:padding-top="0.035cm" fo:padding-bottom="0cm" fo:border-left="0.51pt solid #00000a" fo:border-right="none" fo:border-top="0.51pt solid #00000a" fo:border-bottom="none"/>
      <style:text-properties officeooo:rsid="001a4c15" officeooo:paragraph-rsid="001a4c15"/>
    </style:style>
    <style:style style:name="P24" style:family="paragraph" style:parent-style-name="Standard">
      <style:paragraph-properties fo:line-height="100%" fo:padding-left="0.141cm" fo:padding-right="0cm" fo:padding-top="0.035cm" fo:padding-bottom="0cm" fo:border-left="0.51pt solid #00000a" fo:border-right="none" fo:border-top="0.51pt solid #00000a" fo:border-bottom="non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3594" style:font-name-complex="Times New Roman1"/>
    </style:style>
    <style:style style:name="T3" style:family="text">
      <style:text-properties style:font-name="Times New Roman" officeooo:rsid="001b54b2" style:font-name-complex="Times New Roman1"/>
    </style:style>
    <style:style style:name="T4" style:family="text">
      <style:text-properties style:font-name="Times New Roman" officeooo:rsid="001e3159" style:font-name-complex="Times New Roman1"/>
    </style:style>
    <style:style style:name="T5" style:family="text">
      <style:text-properties style:font-name="Times New Roman" fo:font-weight="bold" officeooo:rsid="001b54b2" style:font-weight-asian="bold" style:font-name-complex="Times New Roman1"/>
    </style:style>
    <style:style style:name="T6" style:family="text">
      <style:text-properties fo:language="en" fo:country="GB" officeooo:rsid="0016ea5b"/>
    </style:style>
    <style:style style:name="T7" style:family="text">
      <style:text-properties fo:color="#000080" loext:opacity="100%" fo:language="en" fo:country="GB" style:text-underline-style="solid" style:text-underline-width="auto" style:text-underline-color="font-color" officeooo:rsid="001d78fe" style:language-asian="zxx" style:country-asian="none" style:language-complex="zxx" style:country-complex="none"/>
    </style:style>
    <style:style style:name="T8" style:family="text">
      <style:text-properties officeooo:rsid="001b54b2"/>
    </style:style>
    <style:style style:name="T9" style:family="text">
      <style:text-properties officeooo:rsid="001d78fe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2"><draw:frame draw:style-name="fr1" draw:name="Cadre1" text:anchor-type="paragraph" svg:x="10.338cm" svg:y="0.012cm" svg:width="8.518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text:p text:style-name="P16">Computer science’<text:span text:style-name="T9">s student</text:span></text:p><text:p text:style-name="P16">at MIT<text:line-break/>Fluent in French</text:p><text:p text:style-name="P15"/></table:table-cell></table:table-row></table:table></draw:text-box></draw:frame></text:p>
      <text:p text:style-name="P13">Gorgon Freeman</text:p>
      <text:p text:style-name="P3"><text:span text:style-name="T7">gordonfreeman</text:span><text:a xlink:type="simple" xlink:href="mailto:Johndoe@gmail.com" text:style-name="Internet_20_link" text:visited-style-name="Visited_20_Internet_20_Link"><text:span text:style-name="T6">@gmail.com</text:span></text:a></text:p>
      <text:p text:style-name="P8">0123456789</text:p>
      <text:p text:style-name="P5"/>
      <text:p text:style-name="P5"/>
      <text:p text:style-name="P5"/>
      <text:p text:style-name="P4"/>
      <text:p text:style-name="P7"/>
      <text:p text:style-name="P9">FORMATION</text:p>
      <text:p text:style-name="P17"><text:span text:style-name="T1">20</text:span><text:span text:style-name="T3">21</text:span><text:span text:style-name="T1"><text:tab/></text:span><text:span text:style-name="T5">Computer science (4 yrs)</text:span></text:p>
      <text:p text:style-name="P22"><text:tab/><text:span text:style-name="T8">MIT, USA</text:span></text:p>
      <text:p text:style-name="P24"><text:span text:style-name="T1"><text:tab/></text:span><text:span text:style-name="T3">received with honors</text:span></text:p>
      <text:p text:style-name="P9"/>
      <text:p text:style-name="P9"/>
      <text:p text:style-name="P10"/>
      <text:p text:style-name="P10">EXPERIENCES PROFESSIONNELLES</text:p>
      <text:p text:style-name="P18"><text:span text:style-name="T1">20</text:span><text:span text:style-name="T3">21 – 2022<text:tab/><text:tab/></text:span><text:span text:style-name="T5">DARPA – Robotics department</text:span></text:p>
      <text:p text:style-name="P19"><text:s text:c="3"/><text:span text:style-name="T8">C / C++ robotics project with use of IA tools and complex data processing</text:span></text:p>
      <text:p text:style-name="P6"/>
      <text:p text:style-name="P6"/>
      <text:p text:style-name="P14"/>
      <text:p text:style-name="P11">Skill</text:p>
      <text:p text:style-name="P23"><text:span text:style-name="T2">L</text:span><text:span text:style-name="T1">ang</text:span><text:span text:style-name="T3">u</text:span><text:span text:style-name="T1">ages : C / C++ / Python / </text:span><text:span text:style-name="T3">IA / Big Data / </text:span><text:span text:style-name="T4">java</text:span></text:p>
      <text:p text:style-name="P20">DB :<text:tab/>NoSQL </text:p>
      <text:p text:style-name="P21">Othes : <text:tab/>Matla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7cm" fo:margin-left="1.27cm" fo:margin-right="1.27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7</meta:editing-cycles>
    <meta:print-date>2018-06-15T01:15:00</meta:print-date>
    <meta:creation-date>2016-07-22T15:47:00</meta:creation-date>
    <dc:date>2021-11-07T15:46:37.894225347</dc:date>
    <meta:editing-duration>PT2H14M51S</meta:editing-duration>
    <meta:generator>LibreOffice/7.0.4.2$Linux_X86_64 LibreOffice_project/00$Build-2</meta:generator>
    <meta:document-statistic meta:table-count="1" meta:image-count="0" meta:object-count="0" meta:page-count="1" meta:paragraph-count="16" meta:word-count="65" meta:character-count="390" meta:non-whitespace-character-count="3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